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bstractTextArea.setTextWordSpaceAdjust( int textWordSpaceAdju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xtArea.setBaselineOffset( int baselineOffse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xtArea.getBaselineOffse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xtArea.setTextLetterSpaceAdjust( int textLetterSpaceAdju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xtArea.AbstractTextAre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extAdjustingInfo.TextAdjustingInfo( int stretch , int shrink , int ad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xtArea.applyVariationFactor( double variationFactor , int lineStretch , int lineShrink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8">
            <text:p text:style-name="Table_20_Contents">18</text:p>
          </table:table-cell>
          <table:table-cell office:value-type="float" office:value="24">
            <text:p text:style-name="Table_20_Contents">24</text:p>
          </table:table-cell>
        </table:table-row>
        <table:table-row>
          <table:table-cell office:value-type="string">
            <text:p text:style-name="Table_20_Contents">AbstractTextArea.setSpaceDifference( int spaceDiff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xtArea.getTextWordSpaceAdju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xtArea.AbstractTextArea( int stretch , int shrink , int adj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bstractTextArea.getTextLetterSpaceAdjus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